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svg:stroke-width="0.254cm" svg:stroke-color="#3465a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" draw:id="id1" draw:layer="layout" draw:type="line" svg:x1="5.858cm" svg:y1="5.225cm" svg:x2="5.858cm" svg:y2="5.99cm" svg:d="M5858 5225v765" svg:viewBox="0 0 1 766">
          <text:p/>
        </draw:connector>
        <draw:connector draw:style-name="gr5" draw:text-style-name="P1" draw:layer="layout" draw:type="line" svg:x1="5.858cm" svg:y1="5.99cm" svg:x2="6.573cm" svg:y2="6.007cm" draw:start-shape="id1" draw:start-glue-point="3" svg:d="M5858 5990l715 17" svg:viewBox="0 0 716 18">
          <text:p/>
        </draw:connector>
        <draw:line draw:style-name="gr6" draw:text-style-name="P1" draw:layer="layout" svg:x1="4.597cm" svg:y1="2.367cm" svg:x2="4.597cm" svg:y2="5.525cm">
          <text:p/>
        </draw:line>
        <draw:line draw:style-name="gr6" draw:text-style-name="P1" draw:layer="layout" svg:x1="4.597cm" svg:y1="5.596cm" svg:x2="4.597cm" svg:y2="8.796cm">
          <text:p/>
        </draw:line>
        <draw:line draw:style-name="gr6" draw:text-style-name="P1" draw:layer="layout" svg:x1="7.797cm" svg:y1="2.367cm" svg:x2="7.797cm" svg:y2="5.525cm">
          <text:p/>
        </draw:line>
        <draw:line draw:style-name="gr6" draw:text-style-name="P1" draw:layer="layout" svg:x1="7.797cm" svg:y1="5.596cm" svg:x2="7.797cm" svg:y2="8.796cm">
          <text:p/>
        </draw:line>
        <draw:line draw:style-name="gr6" draw:text-style-name="P1" draw:layer="layout" svg:x1="2.997cm" svg:y1="3.967cm" svg:x2="6.157cm" svg:y2="3.967cm">
          <text:p/>
        </draw:line>
        <draw:line draw:style-name="gr6" draw:text-style-name="P1" draw:layer="layout" svg:x1="2.997cm" svg:y1="7.167cm" svg:x2="6.157cm" svg:y2="7.167cm">
          <text:p/>
        </draw:line>
        <draw:line draw:style-name="gr6" draw:text-style-name="P1" draw:layer="layout" svg:x1="6.224cm" svg:y1="3.967cm" svg:x2="9.399cm" svg:y2="3.967cm">
          <text:p/>
        </draw:line>
        <draw:line draw:style-name="gr6" draw:text-style-name="P1" draw:layer="layout" svg:x1="6.225cm" svg:y1="7.167cm" svg:x2="9.4cm" svg:y2="7.167cm">
          <text:p/>
        </draw:line>
        <draw:connector draw:style-name="gr5" draw:text-style-name="P1" draw:layer="layout" draw:type="line" svg:x1="4.258cm" svg:y1="3.626cm" svg:x2="4.258cm" svg:y2="4.391cm" svg:d="M4258 3626v765" svg:viewBox="0 0 1 766">
          <text:p/>
        </draw:connector>
        <draw:connector draw:style-name="gr5" draw:text-style-name="P1" draw:layer="layout" draw:type="line" svg:x1="4.259cm" svg:y1="3.591cm" svg:x2="4.974cm" svg:y2="3.608cm" svg:d="M4259 3591l715 17" svg:viewBox="0 0 716 18">
          <text:p/>
        </draw:connector>
        <draw:connector draw:style-name="gr5" draw:text-style-name="P1" draw:layer="layout" draw:type="line" svg:x1="4.258cm" svg:y1="6.826cm" svg:x2="4.258cm" svg:y2="7.591cm" svg:d="M4258 6826v765" svg:viewBox="0 0 1 766">
          <text:p/>
        </draw:connector>
        <draw:connector draw:style-name="gr5" draw:text-style-name="P1" draw:layer="layout" draw:type="line" svg:x1="4.259cm" svg:y1="7.591cm" svg:x2="4.974cm" svg:y2="7.608cm" svg:d="M4259 7591l715 17" svg:viewBox="0 0 716 18">
          <text:p/>
        </draw:connector>
        <draw:connector draw:style-name="gr5" draw:text-style-name="P1" draw:layer="layout" draw:type="line" svg:x1="7.426cm" svg:y1="7.604cm" svg:x2="8.141cm" svg:y2="7.621cm" svg:d="M7426 7604l715 17" svg:viewBox="0 0 716 18">
          <text:p/>
        </draw:connector>
        <draw:connector draw:style-name="gr5" draw:text-style-name="P1" draw:layer="layout" draw:type="line" svg:x1="8.158cm" svg:y1="6.827cm" svg:x2="8.158cm" svg:y2="7.592cm" svg:d="M8158 6827v765" svg:viewBox="0 0 1 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20T09:42:26.403759559</dc:date>
    <dc:creator>elucterio </dc:creator>
    <meta:editing-duration>PT27M51S</meta:editing-duration>
    <meta:editing-cycles>11</meta:editing-cycles>
    <meta:generator>LibreOffice/4.2.8.2$Linux_X86_64 LibreOffice_project/420m0$Build-2</meta:generator>
    <meta:document-statistic meta:object-count="83"/>
  </office:meta>
</office:document-meta>
</file>